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2]" office:value-type="float" office:value="1300" calcext:value-type="float">
            <text:p>1300.0</text:p>
          </table:table-cell>
          <table:table-cell/>
          <table:table-cell table:style-name="ce6"/>
          <table:table-cell table:style-name="ce32" table:formula="of:=[.U9]" office:value-type="float" office:value="14314515.23502" calcext:value-type="float">
            <text:p>14,314,515</text:p>
          </table:table-cell>
          <table:table-cell table:style-name="ce11" table:formula="of:=[.V9]" office:value-type="float" office:value="975812.266" calcext:value-type="float">
            <text:p>975,812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2594" calcext:value-type="float">
            <text:p>22594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4.6021666666667" calcext:value-type="float">
            <text:p>54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80 - The Faen Valkyrie" calcext:value-type="string">
            <text:p>Class 3: 380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98" calcext:value-type="float">
            <text:p>34.98</text:p>
          </table:table-cell>
          <table:table-cell table:style-name="ce12" table:formula="of:=[.U10]" office:value-type="percentage" office:value="34.98" calcext:value-type="percentage">
            <text:p>349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5" calcext:value-type="float">
            <text:p>65.0</text:p>
          </table:table-cell>
          <table:table-cell table:style-name="ce10" table:formula="of:=[.W3]/60" office:value-type="percentage" office:value="0.0025" calcext:value-type="percentage">
            <text:p>0.25%</text:p>
          </table:table-cell>
          <table:table-cell table:style-name="ce9" table:formula="of:=2%+([.F7]/100/100/2)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6000" calcext:value-type="float">
            <text:p>26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84.63" calcext:value-type="float">
            <text:p>84.6</text:p>
          </table:table-cell>
          <table:table-cell table:style-name="ce10" table:formula="of:=[.W4]/60" office:value-type="percentage" office:value="0.003255" calcext:value-type="percentage">
            <text:p>0.33%</text:p>
          </table:table-cell>
          <table:table-cell table:style-name="ce9" table:formula="of:=1%*(1+3+3%*[.E75])+([.F7]/100/100/2)+1%" office:value-type="percentage" office:value="0.1953" calcext:value-type="percentage">
            <text:p>19.5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7]*2" office:value-type="float" office:value="2600" calcext:value-type="float">
            <text:p>26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284058.78" calcext:value-type="float">
            <text:p>5284058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4314515.23502" calcext:value-type="float">
            <text:p>14314515.23502</text:p>
          </table:table-cell>
          <table:table-cell table:style-name="ce6" table:formula="of:=([.S11]+[.S12])/2" office:value-type="float" office:value="975812.266" calcext:value-type="float">
            <text:p>975812.266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00" calcext:value-type="string">
            <text:p>Vit: 13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3344971.69004" calcext:value-type="float">
            <text:p>23344971.6900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98" calcext:value-type="percentage">
            <text:p>349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413981791594" calcext:value-type="percentage">
            <text:p>97.6%</text:p>
          </table:table-cell>
          <table:table-cell table:formula="of:=1/(1-[.Q11])" office:value-type="float" office:value="42.3980000000001" calcext:value-type="float">
            <text:p>42.3980000000001</text:p>
          </table:table-cell>
          <table:table-cell table:formula="of:=[.$S$2]/(1/(1+[.$O$15]+[.$AV$15]))" office:value-type="float" office:value="937199.12" calcext:value-type="float">
            <text:p>937199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727292975188" calcext:value-type="percentage">
            <text:p>97.8%</text:p>
          </table:table-cell>
          <table:table-cell table:formula="of:=1/(1-[.Q12])" office:value-type="float" office:value="44.8980000000001" calcext:value-type="float">
            <text:p>44.8980000000001</text:p>
          </table:table-cell>
          <table:table-cell table:formula="of:=[.$S$2]/(1/(1+[.$O$15]+[.$AJ$15]+[.$AV$15]))" office:value-type="float" office:value="1014425.412" calcext:value-type="float">
            <text:p>1014425.41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070637383391" calcext:value-type="percentage">
            <text:p>97.7%</text:p>
          </table:table-cell>
          <table:table-cell table:style-name="ce14" table:formula="of:=([.R11]+[.R12])/2" office:value-type="float" office:value="43.6480000000001" calcext:value-type="float">
            <text:p>43.6</text:p>
          </table:table-cell>
          <table:table-cell table:style-name="ce14" table:formula="of:=([.S11]+[.S12])/2" office:value-type="float" office:value="975812.266" calcext:value-type="float">
            <text:p>975812.3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2" calcext:value-type="percentage">
            <text:p>8.2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300" calcext:value-type="string">
            <text:p>Wis: 13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98" calcext:value-type="percentage">
            <text:p>349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18" calcext:value-type="percentage">
            <text:p>341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18" calcext:value-type="percentage">
            <text:p>91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38" calcext:value-type="percentage">
            <text:p>73.8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98.0%" calcext:value-type="string">
            <text:p>Resilience: 3,49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2,594" calcext:value-type="string">
            <text:p>Health: <text:s/>22,594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6,000" calcext:value-type="string">
            <text:p>Mana: <text:s text:c="3"/>26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4.6] [376.2 seconds]" calcext:value-type="string">
            <text:p>hp/sec: <text:s/>0.27% [54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5% [65.0] [400.0 seconds]" calcext:value-type="string">
            <text:p>mp/sec: <text:s/>0.25% [65.0] [400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3% [84.6] [307.2 seconds]" calcext:value-type="string">
            <text:p>w/Med: <text:s text:c="2"/>0.33% [84.6] [307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07%   [hp x 43.65]" calcext:value-type="string">
            <text:p>Mitigation: <text:s text:c="6"/>97.707% <text:s text:c="2"/>[hp x 43.65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75,812.3 [hp x 75.86]" calcext:value-type="string">
            <text:p>Effective Health: 975,812.3 [hp x 75.86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80" calcext:value-type="float">
            <text:p>38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42]+([.C42]-1)*20" office:value-type="float" office:value="49" calcext:value-type="float">
            <text:p>4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formula="of:=[.D43]+([.C43]-1)*20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3" calcext:value-type="percentage">
            <text:p>53.00%</text:p>
          </table:table-cell>
          <table:table-cell table:style-name="ce9" table:formula="of:=[.O43]" office:value-type="percentage" office:value="4.24" calcext:value-type="percentage">
            <text:p>42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24" calcext:value-type="percentage">
            <text:p>42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44]+([.C44]-1)*20" office:value-type="float" office:value="51" calcext:value-type="float">
            <text:p>5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5]+([.C45]-1)*20" office:value-type="float" office:value="47" calcext:value-type="float">
            <text:p>4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46]+([.C46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1" calcext:value-type="percentage">
            <text:p>41.00%</text:p>
          </table:table-cell>
          <table:table-cell table:style-name="ce38" table:formula="of:=[.O46]" office:value-type="percentage" office:value="3.69" calcext:value-type="percentage">
            <text:p>369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69" calcext:value-type="percentage">
            <text:p>369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18" calcext:value-type="percentage">
            <text:p>91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18" calcext:value-type="percentage">
            <text:p>91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38" calcext:value-type="percentage">
            <text:p>73.8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9  Phaseshift               x2 " calcext:value-type="string">
            <text:p>3-9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6 Flare of Creation        x8 [53.0% =&gt; 424.0% Resilience]" calcext:value-type="string">
            <text:p>3-16 Flare of Creation <text:s text:c="7"/>x8 [53.0% =&gt; 42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1 Displacement             x2 " calcext:value-type="string">
            <text:p>3-11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7  Space Shift              x2 " calcext:value-type="string">
            <text:p>3-7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2 Body of the Valkyrie     x9 [41.0% =&gt; 369.0% Resilience, 10.2% =&gt; 91.8% Physical Resistance, 5.0% =&gt; 91.8% Magic Resistance, 8.2% =&gt; 73.8% Health]" calcext:value-type="string">
            <text:p>3-12 Body of the Valkyrie <text:s text:c="4"/>x9 [41.0% =&gt; 369.0% Resilience, 10.2% =&gt; 91.8% Physical Resistance, 5.0% =&gt; 91.8% Magic Resistance, 8.2% =&gt; 73.8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19" calcext:value-type="float">
            <text:p>1919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8  Monster Hunter" calcext:value-type="string">
            <text:p>3-8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76]+([.C76]-1)*20" office:value-type="float" office:value="48" calcext:value-type="float">
            <text:p>48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4 Veteran" calcext:value-type="string">
            <text:p>3-14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81]+([.C81]-1)*20" office:value-type="float" office:value="54" calcext:value-type="float">
            <text:p>5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2 Blood Magic Resistance" calcext:value-type="string">
            <text:p>3-12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0]+([.C90]-1)*20" office:value-type="float" office:value="52" calcext:value-type="float">
            <text:p>52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9  Bone Magic Resistance" calcext:value-type="string">
            <text:p>2-9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2]+([.C92]-1)*20" office:value-type="float" office:value="29" calcext:value-type="float">
            <text:p>29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14 Rot Resistance" calcext:value-type="string">
            <text:p>2-14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34" calcext:value-type="float">
            <text:p>3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80" calcext:value-type="float">
            <text:p>380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98.0%" calcext:value-type="string">
            <text:p>3,49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2,594" calcext:value-type="string">
            <text:p>22,594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6,000" calcext:value-type="string">
            <text:p>26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4.6" calcext:value-type="string">
            <text:p>54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5%" calcext:value-type="string">
            <text:p>0.25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5.0" calcext:value-type="string">
            <text:p>65.0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400.0" calcext:value-type="string">
            <text:p>400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84.6" calcext:value-type="string">
            <text:p>84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307.2" calcext:value-type="string">
            <text:p>307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07%" calcext:value-type="string">
            <text:p>97.707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65" calcext:value-type="string">
            <text:p>43.65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75,812.3" calcext:value-type="string">
            <text:p>975,812.3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5.86" calcext:value-type="string">
            <text:p>75.86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6" calcext:value-type="float">
            <text:p>16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3.0% =&gt; 424.0%" calcext:value-type="string">
            <text:p>53.0% =&gt; 42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1" calcext:value-type="float">
            <text:p>1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7" calcext:value-type="float">
            <text:p>7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2" calcext:value-type="float">
            <text:p>12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1.0% =&gt; 369.0%" calcext:value-type="string">
            <text:p>41.0% =&gt; 369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2% =&gt; 91.8%" calcext:value-type="string">
            <text:p>10.2% =&gt; 91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1.8%" calcext:value-type="string">
            <text:p>5.0% =&gt; 91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2% =&gt; 73.8%" calcext:value-type="string">
            <text:p>8.2% =&gt; 73.8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80 - The Faen Valkyrie" calcext:value-type="string">
            <text:p>Class 3: 38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00" calcext:value-type="string">
            <text:p>Vit: 13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300" calcext:value-type="string">
            <text:p>Wis: 13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98.0%" calcext:value-type="string">
            <text:p>Resilience: 3,49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2,594" calcext:value-type="string">
            <text:p>Health: <text:s/>22,594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6,000" calcext:value-type="string">
            <text:p>Mana: <text:s text:c="3"/>26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4.6] [376.2 seconds]" calcext:value-type="string">
            <text:p>hp/sec: <text:s/>0.27% [54.6] [376.2 seconds]</text:p>
          </table:table-cell>
        </table:table-row>
        <table:table-row table:style-name="ro1">
          <table:table-cell table:formula="of:=[$Calculations.A27]" office:value-type="string" office:string-value="mp/sec:  0.25% [65.0] [400.0 seconds]" calcext:value-type="string">
            <text:p>mp/sec: <text:s/>0.25% [65.0] [400.0 seconds]</text:p>
          </table:table-cell>
        </table:table-row>
        <table:table-row table:style-name="ro1">
          <table:table-cell table:formula="of:=[$Calculations.A28]" office:value-type="string" office:string-value="w/Med:   0.33% [84.6] [307.2 seconds]" calcext:value-type="string">
            <text:p>w/Med: <text:s text:c="2"/>0.33% [84.6] [307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07%   [hp x 43.65]" calcext:value-type="string">
            <text:p>Mitigation: <text:s text:c="6"/>97.707% <text:s text:c="2"/>[hp x 43.65]</text:p>
          </table:table-cell>
        </table:table-row>
        <table:table-row table:style-name="ro1">
          <table:table-cell table:formula="of:=[$Calculations.A31]" office:value-type="string" office:string-value="Effective Health: 975,812.3 [hp x 75.86]" calcext:value-type="string">
            <text:p>Effective Health: 975,812.3 [hp x 75.86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9  Phaseshift               x2 " calcext:value-type="string">
            <text:p>3-9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6 Flare of Creation        x8 [53.0% =&gt; 424.0% Resilience]" calcext:value-type="string">
            <text:p>3-16 Flare of Creation <text:s text:c="7"/>x8 [53.0% =&gt; 424.0% Resilience]</text:p>
          </table:table-cell>
        </table:table-row>
        <table:table-row table:style-name="ro1">
          <table:table-cell table:formula="of:=[$Calculations.A60]" office:value-type="string" office:string-value="3-11 Displacement             x2 " calcext:value-type="string">
            <text:p>3-11 Displacement <text:s text:c="12"/>x2 </text:p>
          </table:table-cell>
        </table:table-row>
        <table:table-row table:style-name="ro1">
          <table:table-cell table:formula="of:=[$Calculations.A61]" office:value-type="string" office:string-value="3-7  Space Shift              x2 " calcext:value-type="string">
            <text:p>3-7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2 Body of the Valkyrie     x9 [41.0% =&gt; 369.0% Resilience, 10.2% =&gt; 91.8% Physical Resistance, 5.0% =&gt; 91.8% Magic Resistance, 8.2% =&gt; 73.8% Health]" calcext:value-type="string">
            <text:p>3-12 Body of the Valkyrie <text:s text:c="4"/>x9 [41.0% =&gt; 369.0% Resilience, 10.2% =&gt; 91.8% Physical Resistance, 5.0% =&gt; 91.8% Magic Resistance, 8.2% =&gt; 73.8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8  Monster Hunter" calcext:value-type="string">
            <text:p>3-8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4 Veteran" calcext:value-type="string">
            <text:p>3-14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2 Blood Magic Resistance" calcext:value-type="string">
            <text:p>3-12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9  Bone Magic Resistance" calcext:value-type="string">
            <text:p>2-9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14 Rot Resistance" calcext:value-type="string">
            <text:p>2-14 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6:36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1:42:54.610000000</dc:date>
    <meta:generator>LibreOffice/7.0.5.2$Windows_X86_64 LibreOffice_project/64390860c6cd0aca4beafafcfd84613dd9dfb63a</meta:generator>
    <meta:editing-duration>PT15H52M1S</meta:editing-duration>
    <meta:editing-cycles>100</meta:editing-cycles>
    <meta:document-statistic meta:table-count="2" meta:cell-count="1612" meta:object-count="0"/>
    <meta:user-defined meta:name="AppVersion">16.0300</meta:user-defined>
  </office:meta>
</office:document-meta>
</file>